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53in"/>
    </style:style>
    <style:style style:name="co3" style:family="table-column">
      <style:table-column-properties fo:break-before="auto" style:column-width="1.4417in"/>
    </style:style>
    <style:style style:name="co4" style:family="table-column">
      <style:table-column-properties fo:break-before="auto" style:column-width="1.2126in"/>
    </style:style>
    <style:style style:name="co5" style:family="table-column">
      <style:table-column-properties fo:break-before="auto" style:column-width="1.2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7"/>
          <table:table-cell>
            <draw:frame table:end-cell-address="Sheet1.O27" table:end-x="0.7803in" table:end-y="0.0827in" draw:z-index="0" draw:style-name="gr1" draw:text-style-name="P1" svg:width="6.289in" svg:height="3.5457in" svg:x="0.7146in" svg:y="0.1465in">
              <draw:object draw:notify-on-update-of-ranges="Sheet1.C21:Sheet1.C21 Sheet1.C22:Sheet1.C25 Sheet1.D21:Sheet1.D21 Sheet1.D22:Sheet1.D25 Sheet1.E21:Sheet1.E21 Sheet1.E22:Sheet1.E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MirrorVM</text:p>
          </table:table-cell>
          <table:table-cell office:value-type="string">
            <text:p>Nod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and_sort</text:p>
          </table:table-cell>
          <table:table-cell office:value-type="float" office:value="0.8985393">
            <text:p>0.8985393</text:p>
          </table:table-cell>
          <table:table-cell office:value-type="float" office:value="0.1370709">
            <text:p>0.13707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hashes</text:p>
          </table:table-cell>
          <table:table-cell office:value-type="float" office:value="0.7613969">
            <text:p>0.7613969</text:p>
          </table:table-cell>
          <table:table-cell office:value-type="float" office:value="0.2539878">
            <text:p>0.2539878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ospero_compile</text:p>
          </table:table-cell>
          <table:table-cell office:value-type="float" office:value="1.0618338">
            <text:p>1.0618338</text:p>
          </table:table-cell>
          <table:table-cell office:value-type="float" office:value="0.126946699999999">
            <text:p>0.1269467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ospero_eval</text:p>
          </table:table-cell>
          <table:table-cell office:value-type="float" office:value="0.932888">
            <text:p>0.932888</text:p>
          </table:table-cell>
          <table:table-cell office:value-type="float" office:value="0.2574199">
            <text:p>0.2574199</text:p>
          </table:table-cell>
          <table:table-cell table:number-columns-repeated="5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rand_sort</text:p>
          </table:table-cell>
          <table:table-cell office:value-type="float" office:value="0.9973004">
            <text:p>0.9973004</text:p>
          </table:table-cell>
        </table:table-row>
        <table:table-row table:style-name="ro1">
          <table:table-cell table:number-columns-repeated="8"/>
          <table:table-cell office:value-type="string">
            <text:p>hashes</text:p>
          </table:table-cell>
          <table:table-cell office:value-type="float" office:value="4.5999231">
            <text:p>4.5999231</text:p>
          </table:table-cell>
        </table:table-row>
        <table:table-row table:style-name="ro2">
          <table:table-cell table:number-columns-repeated="2"/>
          <table:table-cell/>
          <table:table-cell office:value-type="string">
            <text:p>MirrorVM (Reg)</text:p>
          </table:table-cell>
          <table:table-cell office:value-type="string">
            <text:p>MirrorVM (Frame)</text:p>
          </table:table-cell>
          <table:table-cell table:number-columns-repeated="3"/>
          <table:table-cell office:value-type="string">
            <text:p>prospero_compile</text:p>
          </table:table-cell>
          <table:table-cell office:value-type="float" office:value="1.0572805">
            <text:p>1.0572805</text:p>
          </table:table-cell>
        </table:table-row>
        <table:table-row table:style-name="ro2">
          <table:table-cell table:number-columns-repeated="2"/>
          <table:table-cell office:value-type="string">
            <text:p>rand_sort</text:p>
          </table:table-cell>
          <table:table-cell office:value-type="float" office:value="0.9118546">
            <text:p>0.9118546</text:p>
          </table:table-cell>
          <table:table-cell office:value-type="float" office:value="0.9913691">
            <text:p>0.9913691</text:p>
          </table:table-cell>
          <table:table-cell table:number-columns-repeated="3"/>
          <table:table-cell office:value-type="string">
            <text:p>prospero_eval</text:p>
          </table:table-cell>
          <table:table-cell office:value-type="float" office:value="0.9256962">
            <text:p>0.9256962</text:p>
          </table:table-cell>
        </table:table-row>
        <table:table-row table:style-name="ro1">
          <table:table-cell table:number-columns-repeated="2"/>
          <table:table-cell office:value-type="string">
            <text:p>hashes</text:p>
          </table:table-cell>
          <table:table-cell office:value-type="float" office:value="0.7642684">
            <text:p>0.7642684</text:p>
          </table:table-cell>
          <table:table-cell office:value-type="float" office:value="0.817644">
            <text:p>0.81764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ospero_compile</text:p>
          </table:table-cell>
          <table:table-cell office:value-type="float" office:value="1.056818">
            <text:p>1.056818</text:p>
          </table:table-cell>
          <table:table-cell office:value-type="float" office:value="1.0856329">
            <text:p>1.085632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rospero_eval</text:p>
          </table:table-cell>
          <table:table-cell office:value-type="float" office:value="0.9560411">
            <text:p>0.9560411</text:p>
          </table:table-cell>
          <table:table-cell office:value-type="float" office:value="1.0262433">
            <text:p>1.0262433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rand_sort</text:p>
          </table:table-cell>
          <table:table-cell office:value-type="float" office:value="0.9913691">
            <text:p>0.99136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hashes</text:p>
          </table:table-cell>
          <table:table-cell office:value-type="float" office:value="0.817644">
            <text:p>0.8176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prospero_compile</text:p>
          </table:table-cell>
          <table:table-cell office:value-type="float" office:value="1.0856329">
            <text:p>1.08563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prospero_eval</text:p>
          </table:table-cell>
          <table:table-cell office:value-type="float" office:value="1.0262433">
            <text:p>1.0262433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5">06/05/2025</text:date>, <text:time>01:4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25-06-04T19:33:11.73</meta:creation-date>
    <dc:date>2025-06-05T01:47:05.99</dc:date>
    <dc:creator>a b</dc:creator>
    <meta:editing-duration>PT1H12M51S</meta:editing-duration>
    <meta:editing-cycles>2</meta:editing-cycles>
    <meta:generator>OpenOffice/4.1.11$Win32 OpenOffice.org_project/4111m1$Build-9808</meta:generator>
    <meta:document-statistic meta:table-count="3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bar" chart:style-name="ch1">
        <chart:legend chart:legend-position="end" svg:x="12.521cm" svg:y="3.929cm" style:legend-expansion="high" chart:style-name="ch2"/>
        <chart:plot-area chart:style-name="ch3" table:cell-range-address="Sheet1.C21:Sheet1.E25" chart:data-source-has-labels="both" svg:x="0.769cm" svg:y="0.855cm" svg:width="11.114cm" svg:height="7.552cm">
          <chartooo:coordinate-region svg:x="1.496cm" svg:y="1.068cm" svg:width="10.387cm" svg:height="6.666cm"/>
          <chart:axis chart:dimension="x" chart:name="primary-x" chart:style-name="ch4" chartooo:axis-type="auto">
            <chartooo:date-scale/>
            <chart:categories table:cell-range-address="Sheet1.C22:Sheet1.C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2:Sheet1.D25" chart:label-cell-address="Sheet1.D21:Sheet1.D21" chart:class="chart:bar">
            <chart:data-point chart:repeated="4"/>
          </chart:series>
          <chart:series chart:style-name="ch8" chart:values-cell-range-address="Sheet1.E22:Sheet1.E25" chart:label-cell-address="Sheet1.E21:Sheet1.E2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rrorVM (Reg)</text:p>
                <draw:g>
                  <svg:desc>Sheet1.D21:Sheet1.D21</svg:desc>
                </draw:g>
              </table:table-cell>
              <table:table-cell office:value-type="string">
                <text:p>MirrorVM (Frame)</text:p>
                <draw:g>
                  <svg:desc>Sheet1.E21:Sheet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_sort</text:p>
                <draw:g>
                  <svg:desc>Sheet1.C22:Sheet1.C25</svg:desc>
                </draw:g>
              </table:table-cell>
              <table:table-cell office:value-type="float" office:value="0.9118546">
                <text:p>0.9118546</text:p>
                <draw:g>
                  <svg:desc>Sheet1.D22:Sheet1.D25</svg:desc>
                </draw:g>
              </table:table-cell>
              <table:table-cell office:value-type="float" office:value="0.9913691">
                <text:p>0.9913691</text:p>
                <draw:g>
                  <svg:desc>Sheet1.E22:Sheet1.E25</svg:desc>
                </draw:g>
              </table:table-cell>
            </table:table-row>
            <table:table-row>
              <table:table-cell office:value-type="string">
                <text:p>hashes</text:p>
              </table:table-cell>
              <table:table-cell office:value-type="float" office:value="0.7642684">
                <text:p>0.7642684</text:p>
              </table:table-cell>
              <table:table-cell office:value-type="float" office:value="0.817644">
                <text:p>0.817644</text:p>
              </table:table-cell>
            </table:table-row>
            <table:table-row>
              <table:table-cell office:value-type="string">
                <text:p>prospero_compile</text:p>
              </table:table-cell>
              <table:table-cell office:value-type="float" office:value="1.056818">
                <text:p>1.056818</text:p>
              </table:table-cell>
              <table:table-cell office:value-type="float" office:value="1.0856329">
                <text:p>1.0856329</text:p>
              </table:table-cell>
            </table:table-row>
            <table:table-row>
              <table:table-cell office:value-type="string">
                <text:p>prospero_eval</text:p>
              </table:table-cell>
              <table:table-cell office:value-type="float" office:value="0.9560411">
                <text:p>0.9560411</text:p>
              </table:table-cell>
              <table:table-cell office:value-type="float" office:value="1.0262433">
                <text:p>1.02624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